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color="#800000"/>
    </style:style>
    <style:style style:name="P3" style:family="paragraph" style:parent-style-name="Preformatted_20_Text">
      <style:paragraph-properties fo:margin-top="0in" fo:margin-bottom="0.1965i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background-color="#ffff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Création d'une image de test:</text:p>
      <text:p text:style-name="Standard"/>
      <text:p text:style-name="Standard">On veut créér une image ext3 <text:span text:style-name="T1">[avec </text:span><text:span text:style-name="T2">un journal externe]</text:span><text:span text:style-name="T1">,</text:span> dont les blocks seront de taille 1024 octets , supportant les ACL.</text:p>
      <text:p text:style-name="Standard">On doit faire, dans l'ordre:</text:p>
      <text:p text:style-name="Standard"/>
      <text:p text:style-name="Standard">dd if=/dev/zero of=filesys_acl.ext3 bs=1024 count=5000</text:p>
      <text:p text:style-name="Standard">[Création de l'image ext3, avec une taille de block de 1024 octets, et 5000 blocks]</text:p>
      <text:p text:style-name="P2">dd if=/dev/zero of=journalexterne bs=1024 count=1024</text:p>
      <text:p text:style-name="P2">[Création du fichier journal: il lui faut au moins 1024 blocks.]</text:p>
      <text:p text:style-name="P2">/sbin/mke2fs -O journal_dev journalexterne -b 1024</text:p>
      <text:p text:style-name="P2">[formatage du journal externe]</text:p>
      <text:p text:style-name="P2">[journalexterne doit être créé avec la même taille de block que la partition auquelle on veut le rattacher.]</text:p>
      <text:p text:style-name="Standard">/sbin/mkfs.ext3 filesys_acl.ext3 -b 1024 -F -j <text:span text:style-name="T3">-J device=journalexterne</text:span></text:p>
      <text:p text:style-name="Standard">[On formate en ext3 la partition , avec une taille de block de 1024, on force la création sur un fichier image, on attribue un journal, qu'on externalise sur le fichier journalexterne.]</text:p>
      <text:p text:style-name="Standard"/>
      <text:p text:style-name="Standard">Ensuite, on monte (ou non) la partition:</text:p>
      <text:p text:style-name="Standard">mount -t ext3 -o defaults,acl,user_xattr,loop filesys_acl.ext3 /mnt/image</text:p>
      <text:p text:style-name="Standard">Le répertoire /mnt/image doit exister, et sur la plupart des systèmes le montage ne peut se faire qu'en étant root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cs" fo:country="CZ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 AMT" fo:font-size="10pt" style:font-name-asian="Cumberland AMT" style:font-size-asian="10pt" style:font-name-complex="Cumberland AMT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01-05T16:37:14</meta:creation-date>
    <dc:date>2007-02-27T15:24:38</dc:date>
    <dc:language>cs-CZ</dc:language>
    <meta:editing-cycles>41</meta:editing-cycles>
    <meta:editing-duration>PT1H31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91" meta:character-count="1104"/>
  </office:meta>
</office:document-meta>
</file>